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Python Program Prepares CSV File from IBM Mainframe zOS ISMF Listings</text:p>
      <text:p text:style-name="Preformatted_20_Text"/>
      <text:p text:style-name="Preformatted_20_Text">For Mainframe Concepts see below.</text:p>
      <text:p text:style-name="Preformatted_20_Text"/>
      <text:p text:style-name="Preformatted_20_Text">ISMF Listings processed are "Volume", "Management Class", "Data Class", "Storage Class".</text:p>
      <text:p text:style-name="Preformatted_20_Text"/>
      <text:p text:style-name="Preformatted_20_Text">Obtaining listings are explained in "z/OS DFSMS Using the Interactive storage Management Facility" documentation.</text:p>
      <text:p text:style-name="Preformatted_20_Text"/>
      <text:p text:style-name="Preformatted_20_Text">Generating a DASD Volume List</text:p>
      <text:p text:style-name="Preformatted_20_Text">https://www.ibm.com/docs/en/zos/3.1.0?topic=lists-generating-dasd-volume-list</text:p>
      <text:p text:style-name="Preformatted_20_Text"/>
      <text:p text:style-name="Preformatted_20_Text">Generating a Data Class List</text:p>
      <text:p text:style-name="Preformatted_20_Text">https://www.ibm.com/docs/en/zos/3.1.0?topic=ismf-generating-data-class-list</text:p>
      <text:p text:style-name="Preformatted_20_Text"/>
      <text:p text:style-name="Preformatted_20_Text">There is no need to execute the final panel for each task as listing dataset is already created. <text:s/></text:p>
      <text:p text:style-name="Preformatted_20_Text"/>
      <text:p text:style-name="Preformatted_20_Text">Listing dataset names are created as follows:</text:p>
      <text:p text:style-name="Preformatted_20_Text"/>
      <text:p text:style-name="Preformatted_20_Text">ZOSUSER.Dyyddd.Thhmmssm.DASDVOLU.LIST</text:p>
      <text:p text:style-name="Preformatted_20_Text">ZOSUSER.Dyyddd.Thhmmssm.MGMTCLAS.LIST</text:p>
      <text:p text:style-name="Preformatted_20_Text">ZOSUSER.Dyyddd.Thhmmssm.STORCLAS.LIST</text:p>
      <text:p text:style-name="Preformatted_20_Text">ZOSUSER.Dyyddd.Thhmmssm.STORGRPS.LIST</text:p>
      <text:p text:style-name="Preformatted_20_Text"/>
      <text:p text:style-name="Preformatted_20_Text">For ease of operation, I merged listings into one text file using following IEBGENER jobstream.</text:p>
      <text:p text:style-name="Preformatted_20_Text"/>
      <text:p text:style-name="Preformatted_20_Text">Command ===&gt; <text:s text:c="49"/>Scroll ==</text:p>
      <text:p text:style-name="Preformatted_20_Text">****** ***************************** Top of Data **********************</text:p>
      <text:p text:style-name="Preformatted_20_Text">000100 //%USERID.A JOB MSGCLASS=X,REGION=4M,NOTIFY=&amp;SYSUID</text:p>
      <text:p text:style-name="Preformatted_20_Text">000200 //*</text:p>
      <text:p text:style-name="Preformatted_20_Text">000300 //STEP1 <text:s text:c="3"/>EXEC PGM=ICEGENER</text:p>
      <text:p text:style-name="Preformatted_20_Text">000400 //SYSPRINT DD SYSOUT=*</text:p>
      <text:p text:style-name="Preformatted_20_Text">000500 //SYSIN <text:s text:c="3"/>DD DUMMY</text:p>
      <text:p text:style-name="Preformatted_20_Text">000600 //SYSOUT <text:s text:c="2"/>DD SYSOUT=*</text:p>
      <text:p text:style-name="Preformatted_20_Text">000700 //SYSUT2 <text:s text:c="2"/>DD DISP=OLD,DSN=ZOSUSER.ISMF.LISTINGS.TXT</text:p>
      <text:p text:style-name="Preformatted_20_Text">000800 //SYSUT1 <text:s text:c="2"/>DD DISP=SHR,DSN=ZOSUSER.Dyyddd.Thhmmssm.DASDVOLU.LIST</text:p>
      <text:p text:style-name="Preformatted_20_Text">000900 // <text:s text:c="8"/>DD DISP=SHR,DSN=ZOSUSER.Dyyddd.Thhmmssm.MGMTCLAS.LIST</text:p>
      <text:p text:style-name="Preformatted_20_Text">001000 // <text:s text:c="8"/>DD DISP=SHR,DSN=ZOSUSER.Dyyddd.Thhmmssm.STORCLAS.LIST</text:p>
      <text:p text:style-name="Preformatted_20_Text">001100 // <text:s text:c="8"/>DD DISP=SHR,DSN=ZOSUSER.Dyyddd.Thhmmssm.STORGRPS.LIST</text:p>
      <text:p text:style-name="Preformatted_20_Text">****** **************************** Bottom of Data ********************</text:p>
      <text:p text:style-name="Preformatted_20_Text"/>
      <text:p text:style-name="Preformatted_20_Text">I transferred text file to the workstation.</text:p>
      <text:p text:style-name="Preformatted_20_Text"/>
      <text:p text:style-name="Preformatted_20_Text">I copied text file to the folder Ptyhon program resides.</text:p>
      <text:p text:style-name="Preformatted_20_Text"/>
      <text:p text:style-name="Preformatted_20_Text">I executed Python program. A CSV file containing all reports is created.</text:p>
      <text:p text:style-name="Preformatted_20_Text"/>
      <text:p text:style-name="Preformatted_20_Text">The CSV file is suitable to insert into a spreadsheet program.</text:p>
      <text:p text:style-name="Preformatted_20_Text"/>
      <text:p text:style-name="Preformatted_20_Text">Releases of programs used:</text:p>
      <text:p text:style-name="Preformatted_20_Text"/>
      <text:p text:style-name="Preformatted_20_Text">zOS and DFSMS v2.4</text:p>
      <text:p text:style-name="Preformatted_20_Text">Python and Idle 3.11.6 with tcl/tk 8.6.13 (64 bit)</text:p>
      <text:p text:style-name="Preformatted_20_Text">Ubuntu 23.10 Desktop AMD 64</text:p>
      <text:p text:style-name="Preformatted_20_Text"/>
      <text:p text:style-name="Preformatted_20_Text">Program mainline flow</text:p>
      <text:p text:style-name="Preformatted_20_Text"/>
      <text:p text:style-name="Preformatted_20_Text">1. All lines of reports are read one by one.</text:p>
      <text:p text:style-name="Preformatted_20_Text">2. New page headers are discarded.</text:p>
      <text:p text:style-name="Preformatted_20_Text">3. Report types are extracted from heading lines.</text:p>
      <text:p text:style-name="Preformatted_20_Text">4. Object names (volume, management class, data class and storage class names) are found after null lines. <text:s/></text:p>
      <text:p text:style-name="Preformatted_20_Text">5. Object information (sequence number, parameter name and parameter value) displayed in one line <text:s/>are extracted.</text:p>
      <text:p text:style-name="Preformatted_20_Text">6. Parameter values are appended to a list. List is written to a CSV file when object is changed.</text:p>
      <text:p text:style-name="Preformatted_20_Text">7. Sequence number and parameter name is appended to heading list. List is written to a CSV file when report type changes. </text:p>
      <text:p text:style-name="Preformatted_20_Text">8. After completion header information is printed on console.</text:p>
      <text:p text:style-name="Preformatted_20_Text">9. Output CSV file is imported to a spreadsheet program. After sorting to column #1 (Report type) and column #2 (Object name) headers are relocated at the beginning of each report. </text:p>
      <text:p text:style-name="Preformatted_20_Text"><text:soft-page-break/></text:p>
      <text:p text:style-name="Preformatted_20_Text">Please see some introductory IBM Mainframe concepts:</text:p>
      <text:p text:style-name="Preformatted_20_Text"/>
      <text:p text:style-name="Preformatted_20_Text">1. Files are called Datasets in IBM mainframe zOS operating system environment.</text:p>
      <text:p text:style-name="Preformatted_20_Text">2. Datasets are located on disks. Disks are called Volumes or DASD (Direct Access Storage Devices).</text:p>
      <text:p text:style-name="Preformatted_20_Text">3. Name of disk is called "volume serial"</text:p>
      <text:p text:style-name="Preformatted_20_Text">4. Management of datasets and disks are performed through ISMF (Interactive Storage Management Facility).</text:p>
      <text:p text:style-name="Preformatted_20_Text">5. ISMF is a component of DFSMS (Data Facility Storage Management System) or SMS for short.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26T02:05:56.578281039</dc:date>
    <meta:editing-duration>PT1M10S</meta:editing-duration>
    <meta:editing-cycles>1</meta:editing-cycles>
    <meta:document-statistic meta:table-count="0" meta:image-count="0" meta:object-count="0" meta:page-count="2" meta:paragraph-count="53" meta:word-count="431" meta:character-count="3293" meta:non-whitespace-character-count="2823"/>
  </office:meta>
</office:document-meta>
</file>